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4.429cm" fo:min-width="10.451cm"/>
    </style:style>
    <style:style style:name="gr2" style:family="graphic" style:parent-style-name="standard">
      <style:graphic-properties draw:fill="solid" draw:fill-color="#92e285" draw:textarea-horizontal-align="justify" draw:textarea-vertical-align="middle" draw:auto-grow-height="false" fo:min-height="0.697cm" fo:min-width="10.45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52cm"/>
    </style:style>
    <style:style style:name="gr6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56cm"/>
    </style:style>
    <style:style style:name="gr10" style:family="graphic" style:parent-style-name="standard">
      <style:graphic-properties draw:fill="solid" draw:fill-color="#63bbee" draw:textarea-horizontal-align="justify" draw:textarea-vertical-align="middle" draw:auto-grow-height="false" fo:min-height="0.697cm" fo:min-width="10.4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2e285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63bbe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51cm" svg:height="24.679cm" svg:x="9.602cm" svg:y="1.2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951cm" svg:height="0.947cm" svg:x="9.602cm" svg:y="3.865cm">
          <text:p text:style-name="P2">Pin 1 – Sample 1 - Channel 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951cm" svg:height="0.947cm" svg:x="9.602cm" svg:y="4.765cm">
          <text:p text:style-name="P2">Pin 1 – Sample 1 - Channel 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951cm" svg:height="0.947cm" svg:x="9.602cm" svg:y="5.665cm">
          <text:p text:style-name="P2">Pin 1 – Sample 2 - Channel 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951cm" svg:height="0.947cm" svg:x="9.602cm" svg:y="6.565cm">
          <text:p text:style-name="P2">Pin 1 – Sample 2 - Channel 2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053cm" svg:height="0.912cm" svg:x="3.232cm" svg:y="3.977cm">
          <draw:text-box>
            <text:p><text:span text:style-name="T1">Pin 1 memory address + <text:s/>0</text:span></text:p>
          </draw:text-box>
        </draw:frame>
        <draw:frame draw:style-name="gr4" draw:text-style-name="P4" draw:layer="layout" svg:width="0.777cm" svg:height="0.806cm" svg:x="8.801cm" svg:y="4.863cm">
          <draw:text-box>
            <text:p><text:span text:style-name="T1">4</text:span></text:p>
          </draw:text-box>
        </draw:frame>
        <draw:frame draw:style-name="gr4" draw:text-style-name="P4" draw:layer="layout" svg:width="0.777cm" svg:height="0.806cm" svg:x="8.802cm" svg:y="5.763cm">
          <draw:text-box>
            <text:p><text:span text:style-name="T1">8</text:span></text:p>
          </draw:text-box>
        </draw:frame>
        <draw:frame draw:style-name="gr4" draw:text-style-name="P4" draw:layer="layout" svg:width="0.777cm" svg:height="0.806cm" svg:x="8.802cm" svg:y="4.863cm">
          <draw:text-box>
            <text:p><text:span text:style-name="T1">4</text:span></text:p>
          </draw:text-box>
        </draw:frame>
        <draw:frame draw:style-name="gr5" draw:text-style-name="P4" draw:layer="layout" svg:width="1.052cm" svg:height="0.806cm" svg:x="8.502cm" svg:y="6.663cm">
          <draw:text-box>
            <text:p><text:span text:style-name="T1">12</text:span></text:p>
          </draw:text-box>
        </draw:frame>
        <draw:custom-shape draw:style-name="gr2" draw:text-style-name="P3" draw:layer="layout" svg:width="10.951cm" svg:height="0.947cm" svg:x="9.602cm" svg:y="8.465cm">
          <text:p text:style-name="P2">Pin 1 – Sample N - Channel 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951cm" svg:height="0.947cm" svg:x="9.602cm" svg:y="9.365cm">
          <text:p text:style-name="P2">Pin 1 – Sample N - Channel 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315cm" svg:y1="7.989cm" svg:x2="17.155cm" svg:y2="7.989cm">
          <text:p/>
        </draw:line>
        <draw:frame draw:style-name="gr7" draw:text-style-name="P4" draw:layer="layout" svg:width="3.601cm" svg:height="1.361cm" svg:x="6.253cm" svg:y="8.563cm">
          <draw:text-box>
            <text:p><text:span text:style-name="T1">(N-1) * 2 * 4</text:span></text:p>
          </draw:text-box>
        </draw:frame>
        <draw:line draw:style-name="gr8" draw:text-style-name="P2" draw:layer="layout" svg:x1="9.602cm" svg:y1="2.198cm" svg:x2="20.59cm" svg:y2="2.241cm">
          <text:p/>
        </draw:line>
        <draw:frame draw:style-name="gr9" draw:text-style-name="P5" draw:layer="layout" svg:width="10.256cm" svg:height="0.962cm" svg:x="9.929cm" svg:y="1.244cm">
          <draw:text-box>
            <text:p>32-bit wide memory representation</text:p>
          </draw:text-box>
        </draw:frame>
        <draw:custom-shape draw:style-name="gr10" draw:text-style-name="P6" draw:layer="layout" svg:width="10.951cm" svg:height="0.947cm" svg:x="9.603cm" svg:y="12.565cm">
          <text:p text:style-name="P2">Pin i – Sample 1 - Channel 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0.951cm" svg:height="0.947cm" svg:x="9.603cm" svg:y="13.465cm">
          <text:p text:style-name="P2">Pin i – Sample 1 - Channel 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0.951cm" svg:height="0.947cm" svg:x="9.603cm" svg:y="14.365cm">
          <text:p text:style-name="P2">Pin i – Sample 1 - Channel 3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0.951cm" svg:height="0.947cm" svg:x="9.603cm" svg:y="15.265cm">
          <text:p text:style-name="P2">Pin i – Sample 1 - Channel 4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053cm" svg:height="0.912cm" svg:x="3.233cm" svg:y="12.677cm">
          <draw:text-box>
            <text:p><text:span text:style-name="T1">Pin i memory address + <text:s/>0</text:span></text:p>
          </draw:text-box>
        </draw:frame>
        <draw:frame draw:style-name="gr4" draw:text-style-name="P4" draw:layer="layout" svg:width="0.777cm" svg:height="0.806cm" svg:x="8.802cm" svg:y="13.563cm">
          <draw:text-box>
            <text:p><text:span text:style-name="T1">4</text:span></text:p>
          </draw:text-box>
        </draw:frame>
        <draw:frame draw:style-name="gr4" draw:text-style-name="P4" draw:layer="layout" svg:width="0.777cm" svg:height="0.806cm" svg:x="8.803cm" svg:y="14.463cm">
          <draw:text-box>
            <text:p><text:span text:style-name="T1">8</text:span></text:p>
          </draw:text-box>
        </draw:frame>
        <draw:frame draw:style-name="gr4" draw:text-style-name="P4" draw:layer="layout" svg:width="0.777cm" svg:height="0.806cm" svg:x="8.803cm" svg:y="13.563cm">
          <draw:text-box>
            <text:p><text:span text:style-name="T1">4</text:span></text:p>
          </draw:text-box>
        </draw:frame>
        <draw:frame draw:style-name="gr5" draw:text-style-name="P4" draw:layer="layout" svg:width="1.052cm" svg:height="0.806cm" svg:x="8.503cm" svg:y="15.363cm">
          <draw:text-box>
            <text:p><text:span text:style-name="T1">12</text:span></text:p>
          </draw:text-box>
        </draw:frame>
        <draw:line draw:style-name="gr6" draw:text-style-name="P1" draw:layer="layout" svg:x1="13.316cm" svg:y1="11.489cm" svg:x2="17.156cm" svg:y2="11.489cm">
          <text:p/>
        </draw:line>
        <draw:frame draw:style-name="gr11" draw:text-style-name="P5" draw:layer="layout" svg:width="5.292cm" svg:height="1.673cm" svg:x="2.091cm" svg:y="5.335cm">
          <draw:text-box>
            <text:p>PIN 1: STEREO</text:p>
          </draw:text-box>
        </draw:frame>
        <draw:frame draw:style-name="gr11" draw:text-style-name="P5" draw:layer="layout" svg:width="5.292cm" svg:height="1.673cm" svg:x="2.091cm" svg:y="14.436cm">
          <draw:text-box>
            <text:p>PIN i: TDM4</text:p>
          </draw:text-box>
        </draw:frame>
        <draw:custom-shape draw:style-name="gr10" draw:text-style-name="P6" draw:layer="layout" svg:width="10.951cm" svg:height="0.947cm" svg:x="9.604cm" svg:y="16.165cm">
          <text:p text:style-name="P2">Pin i – Sample 2 - Channel 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0.951cm" svg:height="0.947cm" svg:x="9.604cm" svg:y="17.065cm">
          <text:p text:style-name="P2">Pin i – Sample 2 - Channel 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0.951cm" svg:height="0.947cm" svg:x="9.604cm" svg:y="17.965cm">
          <text:p text:style-name="P2">Pin i – Sample 2 - Channel 3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0.951cm" svg:height="0.947cm" svg:x="9.604cm" svg:y="18.865cm">
          <text:p text:style-name="P2">Pin i – Sample 2 - Channel 4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052cm" svg:height="0.806cm" svg:x="8.492cm" svg:y="16.233cm">
          <draw:text-box>
            <text:p><text:span text:style-name="T1">16</text:span></text:p>
          </draw:text-box>
        </draw:frame>
        <draw:custom-shape draw:style-name="gr10" draw:text-style-name="P6" draw:layer="layout" svg:width="10.951cm" svg:height="0.947cm" svg:x="9.604cm" svg:y="20.665cm">
          <text:p text:style-name="P2">Pin i – Sample N - Channel 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0.951cm" svg:height="0.947cm" svg:x="9.604cm" svg:y="21.565cm">
          <text:p text:style-name="P2">Pin i – Sample N - Channel 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0.951cm" svg:height="0.947cm" svg:x="9.604cm" svg:y="22.465cm">
          <text:p text:style-name="P2">Pin i – Sample N - Channel 3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0.951cm" svg:height="0.947cm" svg:x="9.604cm" svg:y="23.365cm">
          <text:p text:style-name="P2">Pin i – Sample N - Channel 4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215cm" svg:y1="20.289cm" svg:x2="17.055cm" svg:y2="20.289cm">
          <text:p/>
        </draw:line>
        <draw:frame draw:style-name="gr5" draw:text-style-name="P4" draw:layer="layout" svg:width="1.052cm" svg:height="0.806cm" svg:x="8.553cm" svg:y="17.087cm">
          <draw:text-box>
            <text:p><text:span text:style-name="T1">20</text:span></text:p>
          </draw:text-box>
        </draw:frame>
        <draw:frame draw:style-name="gr5" draw:text-style-name="P4" draw:layer="layout" svg:width="1.052cm" svg:height="0.806cm" svg:x="8.552cm" svg:y="17.988cm">
          <draw:text-box>
            <text:p><text:span text:style-name="T1">24</text:span></text:p>
          </draw:text-box>
        </draw:frame>
        <draw:frame draw:style-name="gr5" draw:text-style-name="P4" draw:layer="layout" svg:width="1.052cm" svg:height="0.806cm" svg:x="8.553cm" svg:y="18.951cm">
          <draw:text-box>
            <text:p><text:span text:style-name="T1">28</text:span></text:p>
          </draw:text-box>
        </draw:frame>
        <draw:frame draw:style-name="gr7" draw:text-style-name="P4" draw:layer="layout" svg:width="3.601cm" svg:height="1.361cm" svg:x="6.434cm" svg:y="20.7cm">
          <draw:text-box>
            <text:p><text:span text:style-name="T1">(N-1) * 4 * 4</text:span></text:p>
          </draw:text-box>
        </draw:frame>
        <draw:line draw:style-name="gr6" draw:text-style-name="P1" draw:layer="layout" svg:x1="13.215cm" svg:y1="25.189cm" svg:x2="17.055cm" svg:y2="25.189cm">
          <text:p/>
        </draw:line>
        <draw:line draw:style-name="gr6" draw:text-style-name="P1" draw:layer="layout" svg:x1="13.215cm" svg:y1="3.189cm" svg:x2="17.055cm" svg:y2="3.1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8T01:03:06.976144696</meta:creation-date>
    <dc:date>2020-09-08T01:32:37.380891195</dc:date>
    <meta:editing-duration>PT8M11S</meta:editing-duration>
    <meta:editing-cycles>1</meta:editing-cycles>
    <meta:generator>LibreOffice/6.0.7.3$Linux_X86_64 LibreOffice_project/00m0$Build-3</meta:generator>
    <meta:document-statistic meta:object-count="44"/>
  </office:meta>
</office:document-meta>
</file>